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Pictures/100000010000032C0000020810F6186BBB18E9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Exo 2" svg:font-family="'Exo 2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528cm" fo:min-width="2.083cm" draw:shadow="visible" draw:shadow-offset-x="0.035cm" draw:shadow-offset-y="0.035cm" draw:shadow-color="#000000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612cm" fo:min-width="1.893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612cm" fo:min-width="0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standard">
      <style:graphic-properties draw:fill-color="#eeeeee" draw:textarea-horizontal-align="justify" draw:textarea-vertical-align="middle" draw:auto-grow-height="false" fo:min-height="1.147cm" fo:min-width="4.58cm" draw:shadow="visible" draw:shadow-offset-x="0.035cm" draw:shadow-offset-y="0.035cm" draw:shadow-color="#000000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Joystick" svg:width="7.412cm" svg:height="8.382cm" svg:x="5.828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1" draw:text-style-name="P1" draw:layer="Joystick" svg:width="7.412cm" svg:height="8.382cm" svg:x="18.415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" draw:text-style-name="P1" draw:layer="Joystick" svg:width="3.222cm" svg:height="4.035cm" svg:x="1.27cm" svg:y="1.299cm">
          <draw:image xlink:href="Pictures/1000000100000320000003EA059693689B984796.png" xlink:type="simple" xlink:show="embed" xlink:actuate="onLoad" draw:mime-type="image/png">
            <text:p/>
          </draw:image>
        </draw:frame>
        <draw:g>
          <draw:custom-shape draw:style-name="gr3" draw:text-style-name="P2" draw:layer="Labels" svg:width="3.302cm" svg:height="0.635cm" svg:x="16.1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16.2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18.7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8.1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18.303cm" svg:y="9.652cm">
            <text:p text:style-name="P3"><text:span text:style-name="T1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7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7.6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17.796cm" svg:y="10.414cm">
            <text:p text:style-name="P3"><text:span text:style-name="T1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2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3.3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535cm" svg:y="10.414cm">
            <text:p text:style-name="P3"><text:span text:style-name="T1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9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2.9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07cm" svg:y="9.652cm">
            <text:p text:style-name="P3"><text:span text:style-name="T1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4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6.7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16.901cm" svg:y="12.279cm">
            <text:p text:style-name="P3"><text:span text:style-name="T1">Contact AT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18.8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3.9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4.107cm" svg:y="12.279cm">
            <text:p text:style-name="P3"><text:span text:style-name="T3">Engine Power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16.0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6.7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16.901cm" svg:y="13.489cm">
            <text:p text:style-name="P3"><text:span text:style-name="T1">Shield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18.3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3.9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4.107cm" svg:y="13.518cm">
            <text:p text:style-name="P3"><text:span text:style-name="T1">Wpns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16.0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6.7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16.9cm" svg:y="14.684cm">
            <text:p text:style-name="P3"><text:span text:style-name="T1">Power</text:span><text:span text:style-name="T1"><text:line-break/></text:span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18.4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3.9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4.107cm" svg:y="14.684cm">
            <text:p text:style-name="P3"><text:span text:style-name="T1">Flight Rea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15.6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5.823cm" svg:y="1.27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5.823cm" svg:y="2.886cm">
              <text:p text:style-name="P3"><text:span text:style-name="T5">X:</text:span><text:span text:style-name="T1"> Strafe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8.109cm" svg:y="2.886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7.491cm" svg:y="2.08cm">
              <text:p text:style-name="P3"><text:span text:style-name="T5">Y:</text:span><text:span text:style-name="T1"> Strafe Dow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10.15cm" svg:y="2.0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10.15cm" svg:y="2.886cm">
              <text:p text:style-name="P3"><text:span text:style-name="T5">X:</text:span><text:span text:style-name="T1"> Strafe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12.427cm" svg:y="2.886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7.491cm" svg:y="3.696cm">
              <text:p text:style-name="P3"><text:span text:style-name="T5">Y:</text:span><text:span text:style-name="T1"> Strafe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10.15cm" svg:y="3.696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5.993cm" svg:y="4.504cm">
              <text:p text:style-name="P3"><text:span text:style-name="T5">Z:</text:span><text:span text:style-name="T1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8.71cm" svg:y="4.504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9.442cm" svg:y="4.504cm">
              <text:p text:style-name="P3"><text:span text:style-name="T5">Z:</text:span><text:span text:style-name="T1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12.3cm" svg:y="4.504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19.831cm" svg:y="6.096cm">
            <text:p text:style-name="P7"><text:span text:style-name="T5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19.831cm" svg:y="7.239cm">
            <text:p text:style-name="P3"><text:span text:style-name="T1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21.669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6.731cm">
            <text:p text:style-name="P3"><text:span text:style-name="T1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23.163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22.244cm" svg:y="7.239cm">
            <text:p text:style-name="P3"><text:span text:style-name="T1">Lck N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24.014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7.747cm">
            <text:p text:style-name="P3"><text:span text:style-name="T1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23.157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20.3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20.515cm" svg:y="8.763cm">
            <text:p text:style-name="P3"><text:span text:style-name="T1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23.1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18.9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22.2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22.225cm" svg:y="18.796cm">
            <text:p text:style-name="P3"><text:span text:style-name="T5">Y: Speed Lmtr 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22.225cm" svg:y="19.431cm">
            <text:p text:style-name="P3"><text:span text:style-name="T5">Y: Speed Lmtr -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18.57cm" svg:y="1.288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18.57cm" svg:y="2.904cm">
              <text:p text:style-name="P3"><text:span text:style-name="T5">X:</text:span><text:span text:style-name="T1"> Roll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20.856cm" svg:y="2.904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20.238cm" svg:y="2.098cm">
              <text:p text:style-name="P3"><text:span text:style-name="T5">Y:</text:span><text:span text:style-name="T1"> Pitch D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22.897cm" svg:y="2.09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22.897cm" svg:y="2.904cm">
              <text:p text:style-name="P3"><text:span text:style-name="T5">X:</text:span><text:span text:style-name="T1"> Roll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25.174cm" svg:y="2.904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20.238cm" svg:y="3.714cm">
              <text:p text:style-name="P3"><text:span text:style-name="T5">Y:</text:span><text:span text:style-name="T1"> Pitch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22.897cm" svg:y="3.714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18.74cm" svg:y="4.522cm">
              <text:p text:style-name="P3"><text:span text:style-name="T5">Z:</text:span><text:span text:style-name="T1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21.457cm" svg:y="4.522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22.189cm" svg:y="4.522cm">
              <text:p text:style-name="P3"><text:span text:style-name="T5">Z:</text:span><text:span text:style-name="T1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25.047cm" svg:y="4.522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7.112cm" svg:y="6.096cm">
            <text:p text:style-name="P7"><text:span text:style-name="T5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7.112cm" svg:y="7.239cm">
            <text:p text:style-name="P3"><text:span text:style-name="T5">H:</text:span><text:span text:style-name="T1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8.95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6.731cm">
            <text:p text:style-name="P3"><text:span text:style-name="T5">H:</text:span><text:span text:style-name="T1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10.444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9.525cm" svg:y="7.239cm">
            <text:p text:style-name="P3"><text:span text:style-name="T5">H:</text:span><text:span text:style-name="T1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11.295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7.747cm">
            <text:p text:style-name="P3"><text:span text:style-name="T5">H:</text:span><text:span text:style-name="T1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10.438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3.4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3.599cm" svg:y="11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6.0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5.4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5.603cm" svg:y="9.652cm">
            <text:p text:style-name="P3"><text:span text:style-name="T1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8.0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4.9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5.096cm" svg:y="10.414cm">
            <text:p text:style-name="P3"><text:span text:style-name="T1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7.5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6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835cm" svg:y="10.414cm">
            <text:p text:style-name="P3"><text:span text:style-name="T1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3.2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2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37cm" svg:y="9.652cm">
            <text:p text:style-name="P3"><text:span text:style-name="T1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2.7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4.0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4.201cm" svg:y="12.279cm">
            <text:p text:style-name="P3"><text:span text:style-name="T1">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6.1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.2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.407cm" svg:y="12.279cm">
            <text:p text:style-name="P3"><text:span text:style-name="T1">Tgl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3.3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4.0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4.201cm" svg:y="13.489cm">
            <text:p text:style-name="P3"><text:span text:style-name="T1">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5.6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2" draw:text-style-name="P2" draw:layer="Labels" svg:width="2.667cm" svg:height="0.862cm" svg:x="1.27cm" svg:y="13.5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" draw:layer="Labels" svg:width="2.393cm" svg:height="0.862cm" svg:x="1.407cm" svg:y="13.589cm">
            <text:p text:style-name="P3"><text:span text:style-name="T1">Gimbals Tog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" draw:layer="Labels" svg:width="0.437cm" svg:height="0.862cm" svg:x="3.363cm" svg:y="13.589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4.0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4.2cm" svg:y="14.684cm">
            <text:p text:style-name="P3"><text:span text:style-name="T1">Landing</text:span></text:p>
            <text:p text:style-name="P3"><text:span text:style-name="T1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5.7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.2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.407cm" svg:y="14.684cm">
            <text:p text:style-name="P3"><text:span text:style-name="T1">QT</text:span><text:span text:style-name="T1"><text:line-break/></text:span><text:span text:style-name="T1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2.9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7.6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7.815cm" svg:y="8.763cm">
            <text:p text:style-name="P3"><text:span text:style-name="T1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10.4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6.2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9.5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9.525cm" svg:y="18.796cm">
            <text:p text:style-name="P3"><text:span text:style-name="T5">Y:</text:span><text:span text:style-name="T1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9.5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5" draw:text-style-name="P17" draw:layer="Labels" svg:width="5.08cm" svg:height="1.397cm" svg:x="13.208cm" svg:y="6.477cm">
          <text:p text:style-name="P16"><text:span text:style-name="T8">Dual Logitech Extreme Pro 3D</text:span></text:p>
          <draw:enhanced-geometry svg:viewBox="0 0 21600 21600" draw:type="rectangle" draw:enhanced-path="M 0 0 L 21600 0 21600 21600 0 21600 0 0 Z N"/>
        </draw:custom-shape>
        <draw:frame draw:style-name="gr56" draw:text-style-name="P1" draw:layer="Joystick" svg:width="4.953cm" svg:height="4.989cm" svg:x="13.208cm" svg:y="1.361cm">
          <draw:image xlink:href="Pictures/100000010000032C0000020810F6186BBB18E9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Exo 2" svg:font-family="'Exo 2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2-08-19T09:35:58.434000000</meta:creation-date>
    <dc:date>2023-05-03T10:46:15.272000000</dc:date>
    <meta:editing-duration>PT1H59M3S</meta:editing-duration>
    <meta:editing-cycles>23</meta:editing-cycles>
    <meta:generator>LibreOffice/7.4.5.1$Windows_X86_64 LibreOffice_project/9c0871452b3918c1019dde9bfac75448afc4b57f</meta:generator>
    <meta:document-statistic meta:object-count="167"/>
  </office:meta>
</office:document-meta>
</file>